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8.333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co10" style:family="table-column">
      <style:table-column-properties fo:break-before="auto" style:column-width="9.3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34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7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-group>
          <table:table-column table:style-name="co5" table:default-cell-style-name="ce8"/>
          <table:table-column table:style-name="co6" table:number-columns-repeated="2" table:default-cell-style-name="ce8"/>
          <table:table-column table:style-name="co7" table:default-cell-style-name="ce8"/>
        </table:table-column-group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number-columns-repeated="1013" table:default-cell-style-name="ce8"/>
        <table:table-row table:style-name="ro1">
          <table:table-cell table:style-name="ce1" table:number-columns-repeated="3"/>
          <table:table-cell table:style-name="ce5"/>
          <table:table-cell table:style-name="ce13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18" office:value-type="string" calcext:value-type="string" table:number-columns-spanned="1" table:number-rows-spanned="7">
            <text:p>2. Identificar responsabilidades da LN</text:p>
          </table:table-cell>
          <table:table-cell table:style-name="ce18" office:value-type="string" calcext:value-type="string" table:number-columns-spanned="1" table:number-rows-spanned="7">
            <text:p>3. definir API (identificar métodos)</text:p>
          </table:table-cell>
          <table:table-cell table:style-name="ce18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Registar Pagamento 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CENÁRIOS:</text:p>
          </table:table-cell>
          <table:table-cell table:style-name="ce1"/>
          <table:table-cell table:style-name="ce5" office:value-type="string" calcext:value-type="string">
            <text:p>/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5" office:value-type="string" calcext:value-type="string">
            <text:p>Funcionário tem de estar autenticado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ÓS-CONDIÇÃO:</text:p>
          </table:table-cell>
          <table:table-cell table:style-name="ce1"/>
          <table:table-cell table:style-name="ce5" office:value-type="string" calcext:value-type="string">
            <text:p>Sistema regista mais um pedido concluído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covered-table-cell table:style-name="ce13"/>
          <table:covered-table-cell table:style-name="ce29"/>
          <table:covered-table-cell table:number-columns-repeated="2" table:style-name="ce18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5"/>
          <table:table-cell table:style-name="ce24" table:number-columns-repeated="4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1. </text:p>
          </table:table-cell>
          <table:table-cell table:style-name="ce5" office:value-type="string" calcext:value-type="string">
            <text:p>Funcionário insere número do pedido</text:p>
          </table:table-cell>
          <table:table-cell table:style-name="ce24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2. </text:p>
          </table:table-cell>
          <table:table-cell table:style-name="ce5" office:value-type="string" calcext:value-type="string">
            <text:p>Sistema regista pagamento </text:p>
          </table:table-cell>
          <table:table-cell table:style-name="ce25"/>
          <table:table-cell office:value-type="string" calcext:value-type="string">
            <text:p>Registar Pagamento</text:p>
          </table:table-cell>
          <table:table-cell office:value-type="string" calcext:value-type="string">
            <text:p>registaPagamento(IdPedido:Int):void</text:p>
          </table:table-cell>
          <table:table-cell table:style-name="ce26" office:value-type="string" calcext:value-type="string">
            <text:p>subPedidos</text:p>
          </table:table-cell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3. </text:p>
          </table:table-cell>
          <table:table-cell table:style-name="ce5" office:value-type="string" calcext:value-type="string">
            <text:p>&lt;&lt;include&gt;&gt; Levantar Equipamento</text:p>
          </table:table-cell>
          <table:table-cell table:style-name="ce25"/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4. </text:p>
          </table:table-cell>
          <table:table-cell table:style-name="ce5" office:value-type="string" calcext:value-type="string">
            <text:p>Sistema conclui pedido do cliente</text:p>
          </table:table-cell>
          <table:table-cell table:style-name="ce25"/>
          <table:table-cell table:style-name="ce26" office:value-type="string" calcext:value-type="string">
            <text:p>Conclusão do pedido</text:p>
          </table:table-cell>
          <table:table-cell table:style-name="ce26" office:value-type="string" calcext:value-type="string">
            <text:p>registaConclusaoPedido(IdPedido:Int):void</text:p>
          </table:table-cell>
          <table:table-cell table:style-name="ce26" office:value-type="string" calcext:value-type="string">
            <text:p>subPedido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25"/>
          <table:table-cell table:style-name="ce26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25"/>
          <table:table-cell table:style-name="ce26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/>
          <table:table-cell table:style-name="ce30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1"/>
          <table:table-cell/>
          <table:table-cell table:style-name="ce30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50:30.779166287</dc:date>
    <meta:generator>LibreOffice/6.4.7.2$Linux_X86_64 LibreOffice_project/40$Build-2</meta:generator>
    <meta:editing-duration>PT26M45S</meta:editing-duration>
    <meta:editing-cycles>8</meta:editing-cycles>
    <meta:document-statistic meta:table-count="1" meta:cell-count="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